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1.5528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5598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3.2382in"/>
    </style:style>
    <style:style style:name="co10" style:family="table-column">
      <style:table-column-properties fo:break-before="auto" style:column-width="12.8783in"/>
    </style:style>
    <style:style style:name="co11" style:family="table-column">
      <style:table-column-properties fo:break-before="auto" style:column-width="1.4626in"/>
    </style:style>
    <style:style style:name="co12" style:family="table-column">
      <style:table-column-properties fo:break-before="auto" style:column-width="0.9811in"/>
    </style:style>
    <style:style style:name="co13" style:family="table-column">
      <style:table-column-properties fo:break-before="auto" style:column-width="1.252in"/>
    </style:style>
    <style:style style:name="co14" style:family="table-column">
      <style:table-column-properties fo:break-before="auto" style:column-width="1.7236in"/>
    </style:style>
    <style:style style:name="co15" style:family="table-column">
      <style:table-column-properties fo:break-before="auto" style:column-width="0.6799in"/>
    </style:style>
    <style:style style:name="co16" style:family="table-column">
      <style:table-column-properties fo:break-before="auto" style:column-width="1.6429in"/>
    </style:style>
    <style:style style:name="co17" style:family="table-column">
      <style:table-column-properties fo:break-before="auto" style:column-width="0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5" table:default-cell-style-name="ce12"/>
        <table:table-column table:style-name="co17" table:default-cell-style-name="ce12"/>
        <table:table-column table:style-name="co18" table:number-columns-repeated="1006" table:default-cell-style-name="ce12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inhala-08-t1-l02-ep0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අල්පප්‍රාණ අක්‍ෂර</text:p>
          </table:table-cell>
          <table:table-cell table:style-name="ce16" office:value-type="string" calcext:value-type="string">
            <text:p>සිංහල හෝඩියේ අල්පප්‍රාණ අක්ෂර පිළිබඳව හැඳින්වීම.</text:p>
          </table:table-cell>
          <table:table-cell table:style-name="ce16" office:value-type="string" calcext:value-type="string">
            <text:p>සිංහල හෝඩිය පිළිබඳව හැඳින්වීම, ස්වර අක්ෂර <text:s/>හැඳින්වීම, ව්‍යංජන අක්ෂර හැඳින්වීම, <text:s/>සිංහල හෝඩියේ අල්පප්‍රාණ අක්ෂර පිළිබඳව සහ අල්පප්‍රාණ අක්ෂර යෙදුණ වචන පිළිබඳව <text:s/>හැදින්වීම.</text:p>
          </table:table-cell>
          <table:table-cell table:style-name="ce17"/>
          <table:table-cell table:style-name="ce13" table:number-columns-repeated="101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inhala-08-t1-l02-ep09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මහප්‍රාණ අක්ෂර</text:p>
          </table:table-cell>
          <table:table-cell table:style-name="ce16" office:value-type="string" calcext:value-type="string">
            <text:p>සිංහල හෝඩියේ මහප්‍රාණ අක්ෂර පිළිබඳව හැඳින්වීම</text:p>
          </table:table-cell>
          <table:table-cell table:style-name="ce16" office:value-type="string" calcext:value-type="string">
            <text:p>සිංහල හෝඩියේ මහප්‍රාණ අක්ෂර පිළිබඳව හැඳින්වීම, සිංහල හෝඩියේ අල්පප්‍රාණ අක්ෂර සහ මහප්‍රාණ අක්ෂර <text:s/>භේදය පිළිබඳව හැඳින්වීම, අල්පප්‍රාණ සහ මහප්‍රාණ අක්ෂර භාවිතය පිළිබඳව හැඳින්ව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inhala-08-t1-l03-ep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<text:s/>ශ්‍රී ලංකාවේ සංස්කෘතික උත්සව </text:p>
          </table:table-cell>
          <table:table-cell table:style-name="ce16" office:value-type="string" calcext:value-type="string">
            <text:p>ශ්‍රී ලංකාවේ සංස්කෘතික උත්සව පිළිබඳව හැඳින්වීම</text:p>
          </table:table-cell>
          <table:table-cell table:style-name="ce16" office:value-type="string" calcext:value-type="string">
            <text:p><text:s/>ශ්‍රී ලංකාව පිළිබඳව හැඳින්වීම, <text:s/>ශ්‍රී ලංකාව බහු ආගමික, බහු ජාතික, බහු <text:s/>භාෂික රටක් යන්න හැඳින්වීම, විවිධ ආගම්, ජාතීන්ට අයත් සංස්කෘතික උත්සව පිලිබදව මෙන්ම සංස්කෘතික උත්සවවල විශේෂ ලක්ෂණ පැහැදිලි කිරීම. 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inhala-08-t1-l03-ep11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අලුත් අවුරුදු උත්සවය </text:p>
          </table:table-cell>
          <table:table-cell table:style-name="ce16" office:value-type="string" calcext:value-type="string">
            <text:p>අලුත් අවුරුදු උත්සවය පිළිබඳව හැඳින්වීම</text:p>
          </table:table-cell>
          <table:table-cell table:style-name="ce16" office:value-type="string" calcext:value-type="string">
            <text:p>ප්‍රධාන සංස්කෘතික උත්සවයක් වන සිංහල හා හින්දු අලුත් අවුරුදු ඉතිහාසය, අලුත් අවුරුද්ද හා බැදුණු චාරිත්‍ර වාරිත්‍ර පිළිබඳව හැඳින්ව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inhala-08-t2-l10-ep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නාම පද හා නාම පද වර්ග</text:p>
          </table:table-cell>
          <table:table-cell table:style-name="ce16" office:value-type="string" calcext:value-type="string">
            <text:p>නාම පද හා නාම පද වර්ග පිළිබඳව අධ්‍යයනය කිරීම.</text:p>
          </table:table-cell>
          <table:table-cell table:style-name="ce16" office:value-type="string" calcext:value-type="string">
            <text:p>ගුණ නාම, ක්‍රියා නාම, හා සංඥ නාම යන නාම පද පිළිබඳව අධ්‍යයනය කිරීම.</text:p>
          </table:table-cell>
          <table:table-cell table:style-name="ce13" table:number-columns-repeated="1014"/>
        </table:table-row>
        <table:table-row table:style-name="ro2">
          <table:table-cell/>
          <table:table-cell table:style-name="ce15"/>
          <table:table-cell/>
          <table:table-cell table:style-name="ce16"/>
          <table:table-cell table:number-columns-repeated="3"/>
          <table:table-cell table:style-name="ce16" table:number-columns-repeated="2"/>
          <table:table-cell table:style-name="ce15"/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4:53.367256358</dc:date>
    <meta:editing-cycles>44</meta:editing-cycles>
    <meta:editing-duration>PT2H37M7S</meta:editing-duration>
    <meta:document-statistic meta:table-count="1" meta:cell-count="50" meta:object-count="0"/>
  </office:meta>
</office:document-meta>
</file>